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464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3.2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nglish</text:p>
          </table:table-cell>
          <table:table-cell office:value-type="string">
            <text:p>Czech</text:p>
          </table:table-cell>
          <table:table-cell office:value-type="string">
            <text:p>Part of speech</text:p>
          </table:table-cell>
        </table:table-row>
        <table:table-row table:style-name="ro1">
          <table:table-cell office:value-type="string">
            <text:p>Cope with</text:p>
          </table:table-cell>
          <table:table-cell office:value-type="string">
            <text:p>Vyrovnat se s, zvládnout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Part of speech</text:p>
          </table:table-cell>
          <table:table-cell office:value-type="string">
            <text:p>Slovní druh</text:p>
          </table:table-cell>
          <table:table-cell/>
        </table:table-row>
        <table:table-row table:style-name="ro1">
          <table:table-cell office:value-type="string">
            <text:p>Manage</text:p>
          </table:table-cell>
          <table:table-cell office:value-type="string">
            <text:p>Řídit, zvládnout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Hurt</text:p>
          </table:table-cell>
          <table:table-cell office:value-type="string">
            <text:p>Zranit, bolet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Depart</text:p>
          </table:table-cell>
          <table:table-cell office:value-type="string">
            <text:p>Odjet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Run down</text:p>
          </table:table-cell>
          <table:table-cell office:value-type="string">
            <text:p>Odjet</text:p>
          </table:table-cell>
          <table:table-cell office:value-type="string">
            <text:p>Ver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15.03.2009</text:date>, <text:time>12:27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3-15T09:00:04</meta:creation-date>
    <dc:date>2009-03-15T12:27:50</dc:date>
    <dc:language>cs-CZ</dc:language>
    <meta:editing-cycles>2</meta:editing-cycles>
    <meta:editing-duration>PT3H27M46S</meta:editing-duration>
    <meta:user-defined meta:name="Info 1"/>
    <meta:user-defined meta:name="Info 2"/>
    <meta:user-defined meta:name="Info 3"/>
    <meta:user-defined meta:name="Info 4"/>
    <meta:document-statistic meta:table-count="1" meta:cell-count="20"/>
  </office:meta>
</office:document-meta>
</file>